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Danque</meta:initial-creator>
    <meta:creation-date>2014-12-10T21:23:30.688000000</meta:creation-date>
    <dc:date>2014-12-10T21:26:53.966000000</dc:date>
    <dc:creator>Nathan Danque</dc:creator>
    <meta:editing-duration>P0D</meta:editing-duration>
    <meta:editing-cycles>1</meta:editing-cycles>
    <meta:document-statistic meta:object-count="0"/>
    <meta:generator>LibreOffice/4.2.4.2$Windows_x86 LibreOffice_project/63150712c6d317d27ce2db16eb94c2f3d7b699f8</meta:generator>
  </office:meta>
</office:document-meta>
</file>